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RMATION</text:p>
      <text:p text:style-name="P3">FOR THE YEAR ENDED 31ST DECEMBER 2015</text:p>
      <text:p text:style-name="P1"></text:p>
      <text:p text:style-name="P1"></text:p>
      <text:p text:style-name="P2">We, the following directors &amp; shareholders of <text:span text:style-name="T1">Flavors Apple Pte. Ltd. <text:s/>(UEN : 200922055W)</text:span>, having its registered office at Blk 531 Upper Cross Street #04-52 Hong Lim Complex Singapore 050531, do solemnly and sincerely declare as follows:-</text:p>
      <text:p text:style-name="P1"></text:p>
      <text:p text:style-name="P1"></text:p>
      <text:p text:style-name="P1"><text:tab/>1) The records of the Company are accurate and up to date.</text:p>
      <text:p text:style-name="P1"></text:p>
      <text:p text:style-name="P1"></text:p>
      <text:p text:style-name="P1"><text:tab/>2) <text:s text:c="2"/>The company is dormant since the day of incorporation on 25th November <text:s/>2009.</text:p>
      <text:p text:style-name="P1"></text:p>
      <text:p text:style-name="P1"></text:p>
      <text:p text:style-name="P1"><text:tab/>3) <text:s/>The Company has no outstanding penalties or offers of composition fine owing to</text:p>
      <text:p text:style-name="P1"><text:s text:c="5"/>ACRA.</text:p>
      <text:p text:style-name="P1"></text:p>
      <text:p text:style-name="P1"></text:p>
      <text:p text:style-name="P1"><text:tab/>4) <text:s text:c="2"/>The Company has no outstanding tax liabilities owing to IRAS and is not indebted <text:s text:c="2"/></text:p>
      <text:p text:style-name="P1"><text:s text:c="6"/>to any other government department.</text:p>
      <text:p text:style-name="P1"></text:p>
      <text:p text:style-name="P1"></text:p>
      <text:p text:style-name="P1"><text:tab/>5) <text:s text:c="2"/>The Company has no outstanding charges in the Register of Charges.</text:p>
      <text:p text:style-name="P1"></text:p>
      <text:p text:style-name="P1"></text:p>
      <text:p text:style-name="P1"><text:tab/>6) <text:s/>The Company is not involved or threatened with legal proceedings within or </text:p>
      <text:p text:style-name="P1"><text:s text:c="6"/>outside Singapore.</text:p>
      <text:p text:style-name="P1"></text:p>
      <text:p text:style-name="P1"></text:p>
      <text:p text:style-name="P1"><text:tab/>7) <text:s/>The Company has no contingent assets and liabilities (i.e. assets/liabilities that </text:p>
      <text:p text:style-name="P1"><text:s text:c="6"/>may arise in the future).</text:p>
      <text:p text:style-name="P1"></text:p>
      <text:p text:style-name="P1"></text:p>
      <text:p text:style-name="P1"></text:p>
      <text:p text:style-name="P1">And we hereby confirm this conscientiously believing the same to be true.</text:p>
      <text:p text:style-name="P1"></text:p>
      <text:p text:style-name="P1"></text:p>
      <text:p text:style-name="P1"></text:p>
      <text:p text:style-name="P1">_______________________________<text:tab/><text:tab/><text:tab/>______________________________<text:tab/></text:p>
      <text:p text:style-name="P1">Goh Hock Leong Anthony<text:tab/><text:tab/><text:tab/> <text:s text:c="12"/>Terence Choa Kwok Fai <text:s text:c="2"/><text:tab/></text:p>
      <text:p text:style-name="P1">Director &amp; Shareholder<text:tab/><text:tab/><text:tab/> <text:s text:c="12"/>Director &amp; Shareholder <text:s text:c="23"/></text:p>
      <text:p text:style-name="P1">NRIC : S1800130F<text:tab/><text:tab/><text:tab/><text:tab/><text:tab/>NRIC : S1818535J</text:p>
      <text:p text:style-name="P1"></text:p>
      <text:p text:style-name="P1"></text:p>
      <text:p text:style-name="P1"></text:p>
      <text:p text:style-name="P1">__________________________________ <text:s text:c="16"/><text:tab/> _________________________________</text:p>
      <text:p text:style-name="P1">Kung Cheung Tak<text:tab/><text:tab/><text:tab/><text:tab/> <text:s text:c="13"/>Teoh Yeow Tong <text:s text:c="2"/><text:tab/></text:p>
      <text:p text:style-name="P1">Director &amp; Shareholder<text:tab/><text:tab/><text:tab/><text:tab/> Director &amp; Shareholder</text:p>
      <text:p text:style-name="P1">NRIC : S2659618A<text:tab/><text:tab/><text:tab/><text:tab/><text:tab/> NRIC : S7781790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1:45</meta:creation-date>
    <dc:date>2015-10-31T14:03:20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8" meta:word-count="204" meta:character-count="1542" meta:non-whitespace-character-count="1154"/>
    <meta:generator>LibreOffice/3.5$Linux_X86_64 LibreOffice_project/350m1$Build-2</meta:generator>
  </office:meta>
</office:document-meta>
</file>